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.154831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50357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59767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60136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58833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42165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62449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596886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83859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13574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43092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167969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115037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143547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184674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55844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118357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141427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146023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105073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57369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162262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105139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135741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17369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46455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106821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141677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10418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111253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02506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151249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103686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139498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141091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139125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112315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10304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145642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159763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34886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128374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101676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134562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131115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134931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103176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108324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102784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10497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55347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135774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2138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101374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1298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122328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129015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9554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101729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95553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146559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102081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121617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168077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131866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120252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126169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115342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103315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115667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95862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119639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114096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82427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114119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98221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10053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212068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124854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133248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147342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121407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88403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113817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133327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160668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89879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109296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111003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77392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9318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92227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172237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86186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117745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195448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159023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7885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106114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81033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110152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87295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70135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87921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112749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101103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60849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97956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90476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85388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77856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86027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89006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99897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92175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70382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111919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11764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104271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86617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123127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93578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546094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102182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128115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118696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125878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200975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11987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13235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91824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57171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10231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110915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96643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14633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113973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9629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100326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104359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70425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108372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78362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82552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78234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76881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137228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51164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115908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73199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65257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82838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108399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85158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95771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107505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63991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71845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72871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11387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100118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80717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86758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72266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113727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112012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9757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9418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111392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105204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112065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111531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8621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76493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8951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114731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109845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73058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92304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131577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8788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13664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100392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96013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82703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95161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123867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110173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108927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102746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92166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78136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7639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66899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54769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69239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94261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137093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50132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44559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63886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47649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54875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69972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80892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172879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100759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55923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53723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103364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102743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115671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74275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58714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67206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60189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56566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46375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52241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42286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65046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49674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94322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66316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142529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114448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77031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43522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80023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100527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111591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75131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75676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57473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77321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63927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323534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62124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136592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118875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130761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71669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188865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9704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80549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76251 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111244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11092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141653 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123868 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4966 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64466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74441 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73283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71379 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105921 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93381 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70568 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7064 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71406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70016 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85654 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43025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69679 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80781 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91158 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52449 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48047 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70952 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35262 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42085 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57855 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44015 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69566 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69852 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71004 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79835 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37637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76162 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89476 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55537 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58816 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72393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94402 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64135 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144681 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63505 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65459 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56956 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38275 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52053 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71295 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51186 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67899 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44583 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76538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69857 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54967 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58934 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85413 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82371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72021 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83393 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62192 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66986 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68393 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6955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47832 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45986 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80477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68415 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6182 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744 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40971 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8784 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64962 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778706 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88289 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45071 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6688 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71904 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71841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57493 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73157 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5588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5299 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87833 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47869 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64925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53242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877 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177595 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91473 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8281 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57862 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55837 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82118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1886 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55213 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6098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2829 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76115 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53051 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59562 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33404 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51243 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60822 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63879 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56127 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3859 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6585 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.059665 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.034462 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.03357 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.059855 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.054431 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.03424 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.046556 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.062158 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.046049 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.053149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.039469 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.047773 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.059363 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.043271 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.081886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.098165 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.032955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.061498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.07756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.051044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.061293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.086417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.06344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.101102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.060936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.0839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.079089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.05811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.046714 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.069636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.07893 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.080107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.091423 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.034898 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.08027 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.056851 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.048546 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.064852 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.044882 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.082176 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.131284 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.054409 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.059956 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.057408 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.042866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.038483 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.072674 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.049583 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.041261 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54919 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.036978 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.053286 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.050779 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.036238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.048636 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.047858 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.02774 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.032574 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.036081 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.054989 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.037733 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.095828 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.055171 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.054736 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.060166 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.06994 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.056855 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.066768 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.031879 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.032954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.027568 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.061013 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.073412 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.056042 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.0605 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.055109 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.027593 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.034415 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.055776 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.054725 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.069963 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.027363 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.063166 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.032976 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.031178 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.039446 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.029182 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.048324 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.049293 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.046616 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.0373 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.028952 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.05424 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0.048358 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.046416 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.039058 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.03065 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.052554 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.029811 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.062632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.087618 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.040281 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.037908 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.055217 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.042106 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.051234 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.02575 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.038086 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.056106 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.054825 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.045489 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.019001 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.05987 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.051581 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.024545 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.060107 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.052108 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.054745 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.027924 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.029373 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.040279 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.091729 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.08228 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.052643 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.057884 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.061254 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.054246 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.057315 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.073999 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.076527 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.059257 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.104005 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.054516 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.053051 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.041655 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.064506 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.05041 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.042794 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.108655 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.057486 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.056548 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.056715 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.056556 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.053388 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.05709 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.039388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.055708 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.052637 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.041788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6:26:52.743210271</meta:creation-date>
    <dc:date>2019-07-11T16:27:25.734930229</dc:date>
    <meta:editing-duration>PT34S</meta:editing-duration>
    <meta:editing-cycles>1</meta:editing-cycles>
    <meta:document-statistic meta:table-count="1" meta:cell-count="1000" meta:object-count="0"/>
    <meta:generator>LibreOffice/6.2.4.2$Linux_X86_64 LibreOffice_project/20$Build-2</meta:generator>
  </office:meta>
</office:document-meta>
</file>